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0598" officeooo:paragraph-rsid="00010598"/>
    </style:style>
    <style:style style:name="P2" style:family="paragraph" style:parent-style-name="Standard">
      <style:text-properties officeooo:rsid="00049354" officeooo:paragraph-rsid="00049354"/>
    </style:style>
    <style:style style:name="P3" style:family="paragraph" style:parent-style-name="Standard">
      <style:text-properties fo:font-weight="bold" officeooo:rsid="00049354" officeooo:paragraph-rsid="00049354" style:font-weight-asian="bold" style:font-weight-complex="bold"/>
    </style:style>
    <style:style style:name="P4" style:family="paragraph" style:parent-style-name="Standard">
      <style:text-properties officeooo:rsid="00049354" officeooo:paragraph-rsid="00049354"/>
    </style:style>
    <style:style style:name="P5" style:family="paragraph" style:parent-style-name="Standard">
      <style:text-properties officeooo:rsid="00079486" officeooo:paragraph-rsid="00079486"/>
    </style:style>
    <style:style style:name="T1" style:family="text">
      <style:text-properties officeooo:rsid="00049354"/>
    </style:style>
    <style:style style:name="T2" style:family="text">
      <style:text-properties fo:font-weight="bold" style:font-weight-asian="bold" style:font-weight-complex="bold"/>
    </style:style>
    <style:style style:name="T3" style:family="text">
      <style:text-properties fo:font-weight="normal" officeooo:rsid="00065dc2"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tworks</text:p>
      <text:p text:style-name="P1"/>
      <text:p text:style-name="P1">A network consist in a large number of computer linked togheter, able to share resources, software, data and even a connection to the internet.</text:p>
      <text:p text:style-name="P1"/>
      <text:p text:style-name="P1"><text:span text:style-name="T2">There are two ways to operate a network</text:span>: Peer to Peer and Client-Server.</text:p>
      <text:p text:style-name="P1"/>
      <text:p text:style-name="P1"><text:span text:style-name="T2">Peer-To-Peer</text:span> is the cheaper and the easiest way. All the computer have equal status and can use each other’s resources. It’s only suitable for small networks, and required basic knowledge. The problem with this way is that more people is connected, slower is the connection.</text:p>
      <text:p text:style-name="P1"/>
      <text:p text:style-name="P1"><text:span text:style-name="T2">Client-Server</text:span> is the popular choice to operate a network, it’s composed by a server, which is in control of the network, and it’s used to store data and programs that the network needs.</text:p>
      <text:p text:style-name="P1"/>
      <text:p text:style-name="P1"/>
      <text:p text:style-name="P1">There are three type o<text:span text:style-name="T3">f</text:span><text:span text:style-name="T2"> transmission medium</text:span> that can be used: metal cable, fiber optic, wireless connection.</text:p>
      <text:p text:style-name="P1"/>
      <text:p text:style-name="P1">The main components of a network are: </text:p>
      <text:p text:style-name="P1"/>
      <text:p text:style-name="P1"><text:span text:style-name="T2">NIC</text:span>, Network Interface Card <text:span text:style-name="T1">that provides connection between computers and the network cables</text:span></text:p>
      <text:p text:style-name="P2"><text:span text:style-name="T2">Router</text:span>, which connect channels together and divide networks</text:p>
      <text:p text:style-name="P2"><text:span text:style-name="T2">Bridge</text:span>, to connect two different networks</text:p>
      <text:p text:style-name="P2"><text:span text:style-name="T2">Gateway</text:span>, to inspect incoming traffic</text:p>
      <text:p text:style-name="P2"><text:span text:style-name="T2">HUB</text:span>, to connect cables to single output</text:p>
      <text:p text:style-name="P2"><text:span text:style-name="T2">Switch</text:span>, to direct signals to the correct destination</text:p>
      <text:p text:style-name="P2"><text:span text:style-name="T2">Repeater</text:span>, to improve quality of degraded signals</text:p>
      <text:p text:style-name="P2"/>
      <text:p text:style-name="P2"/>
      <text:p text:style-name="P2"/>
      <text:p text:style-name="P2">PROS AND CONS</text:p>
      <text:p text:style-name="P2"/>
      <text:p text:style-name="P2"><text:span text:style-name="T2">PROS</text:span> </text:p>
      <text:p text:style-name="P2"/>
      <text:p text:style-name="P2">Peripherals, hardware and software can be shared among different computers and users</text:p>
      <text:p text:style-name="P2"/>
      <text:p text:style-name="P2">communication and transfer of file is very quickly</text:p>
      <text:p text:style-name="P2"/>
      <text:p text:style-name="P2">communication across the network is cheaper than buying software for each standalone computers</text:p>
      <text:p text:style-name="P2"/>
      <text:p text:style-name="P2"/>
      <text:p text:style-name="P2"><text:span text:style-name="T2">CONS</text:span><text:line-break/></text:p>
      <text:p text:style-name="P2">Cables and server can be expensive</text:p>
      <text:p text:style-name="P2"/>
      <text:p text:style-name="P2">A fault of the server can prevent all the network from working</text:p>
      <text:p text:style-name="P2"/>
      <text:p text:style-name="P2">Networks are vulnerable</text:p>
      <text:p text:style-name="P2"/>
      <text:p text:style-name="P2"><text:soft-page-break/></text:p>
      <text:p text:style-name="P2"/>
      <text:p text:style-name="P2">Networks classification → Size / Topology</text:p>
      <text:p text:style-name="P2"/>
      <text:p text:style-name="P3">LAN</text:p>
      <text:p text:style-name="P2"/>
      <text:p text:style-name="P2">limited geographical area ( home, office )</text:p>
      <text:p text:style-name="P2">it uses cables or wireless</text:p>
      <text:p text:style-name="P2">It provides a full time connection with high-bandwidth</text:p>
      <text:p text:style-name="P2">It’s controlled privately</text:p>
      <text:p text:style-name="P2"/>
      <text:p text:style-name="P2"><text:span text:style-name="T2">MAN</text:span><text:line-break/><text:line-break/>Is designed for cities or suburban areas</text:p>
      <text:p text:style-name="P2">It consist of 2 or more LANs in a common geographical area</text:p>
      <text:p text:style-name="P2">It uses fiber optic or wireless</text:p>
      <text:p text:style-name="P2">It’s controlled by a internet service provider</text:p>
      <text:p text:style-name="P2"/>
      <text:p text:style-name="P3">WAN</text:p>
      <text:p text:style-name="P2"/>
      <text:p text:style-name="P2">Is for large areas between cities, countries, continents</text:p>
      <text:p text:style-name="P2">It connects LANs to each other</text:p>
      <text:p text:style-name="P2">It uses high-speed telephone cables, fiber optic, microwave or satellite links</text:p>
      <text:p text:style-name="P2"/>
      <text:p text:style-name="P5">Internet it provides a real time communication and full time resources</text:p>
      <text:p text:style-name="P2"/>
      <text:p text:style-name="P2"/>
      <text:p text:style-name="P2">Topology</text:p>
      <text:p text:style-name="P2"/>
      <text:p text:style-name="P2"/>
      <text:p text:style-name="P3">STAR</text:p>
      <text:p text:style-name="P2"/>
      <text:p text:style-name="P2">all devices connected to a central node </text:p>
      <text:p text:style-name="P2">other nodes connected to each others through hub or switch</text:p>
      <text:p text:style-name="P2"/>
      <text:p text:style-name="P3">BUS</text:p>
      <text:p text:style-name="P2"/>
      <text:p text:style-name="P2">all devices connected to a central cable called bus or backbone</text:p>
      <text:p text:style-name="P2">if data are being sent by a node, the others cannot transmit</text:p>
      <text:p text:style-name="P2"/>
      <text:p text:style-name="P2"><text:span text:style-name="T2">RING</text:span> </text:p>
      <text:p text:style-name="P2"/>
      <text:p text:style-name="P2">all devices connected to two devices in the shape of a ring</text:p>
      <text:p text:style-name="P2">data travel in one direction using a control signal called token</text:p>
      <text:p text:style-name="P2"/>
      <text:p text:style-name="P3">LINE</text:p>
      <text:p text:style-name="P2"/>
      <text:p text:style-name="P2">all devices connected to a common transmission medium</text:p>
      <text:p text:style-name="P2">data is received by all the nodes</text:p>
      <text:p text:style-name="P2"><text:soft-page-break/></text:p>
      <text:p text:style-name="P2"/>
      <text:p text:style-name="P2"/>
      <text:p text:style-name="P3">MESH</text:p>
      <text:p text:style-name="P2"/>
      <text:p text:style-name="P2">direct link between all pairs of nodes</text:p>
      <text:p text:style-name="P2">multiple paths for data</text:p>
      <text:p text:style-name="P2"/>
      <text:p text:style-name="P3">FULLY CONNECTED</text:p>
      <text:p text:style-name="P2"/>
      <text:p text:style-name="P2">every node has a connection to every other node</text:p>
      <text:p text:style-name="P2">large number of redundant links</text:p>
      <text:p text:style-name="P2"/>
      <text:p text:style-name="P3">TREE</text:p>
      <text:p text:style-name="P2"/>
      <text:p text:style-name="P2">hybrid type</text:p>
      <text:p text:style-name="P2">group of star networks connected to a linear backbone like in a family tree</text:p>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7T12:39:21.005000000</dc:date>
    <meta:editing-duration>PT1H29M34S</meta:editing-duration>
    <meta:editing-cycles>4</meta:editing-cycles>
    <meta:document-statistic meta:table-count="0" meta:image-count="0" meta:object-count="0" meta:page-count="3" meta:paragraph-count="60" meta:word-count="481" meta:character-count="2876" meta:non-whitespace-character-count="2449"/>
  </office:meta>
</office:document-meta>
</file>